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bold" officeooo:rsid="000e4835" officeooo:paragraph-rsid="000e4835" style:text-blinking="false" fo:background-color="transparent" style:font-size-asian="13.1000003814697pt" style:font-weight-asian="bold" style:font-size-complex="15pt" style:font-weight-complex="bold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5" style:family="paragraph" style:parent-style-name="Text_20_body">
      <style:paragraph-properties fo:margin-top="0cm" fo:margin-bottom="0cm" style:contextual-spacing="false" fo:line-height="138%" fo:text-align="end" style:justify-single-word="false" style:writing-mode="lr-tb"/>
    </style:style>
    <style:style style:name="P6" style:family="paragraph" style:parent-style-name="Text_20_body">
      <style:paragraph-properties fo:text-align="start" style:justify-single-word="false"/>
      <style:text-properties style:font-name="Times New Roman1" fo:font-size="14pt" fo:language="en" fo:country="US" fo:font-weight="bold" officeooo:rsid="000e4835" officeooo:paragraph-rsid="000e4835" style:font-size-asian="12.25pt" style:font-weight-asian="bold" style:font-size-complex="14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Times New Roman1" fo:font-size="14pt" fo:language="en" fo:country="US" fo:font-weight="normal" officeooo:rsid="000e4835" officeooo:paragraph-rsid="000e4835" style:font-size-asian="12.25pt" style:font-weight-asian="normal" style:font-size-complex="14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Times New Roman1" fo:font-size="14pt" fo:language="ru" fo:country="RU" fo:font-weight="bold" officeooo:rsid="000e4835" officeooo:paragraph-rsid="000e4835" style:font-size-asian="12.25pt" style:font-weight-asian="bold" style:font-size-complex="14pt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Times New Roman1" fo:font-size="14pt" fo:language="ru" fo:country="RU" fo:font-weight="normal" officeooo:rsid="000e4835" officeooo:paragraph-rsid="000e4835" style:font-size-asian="12.25pt" style:font-weight-asian="normal" style:font-size-complex="14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0e4835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fo:font-weight="normal" officeooo:rsid="000e4835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0e4835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style:text-position="0% 100%"/>
    </style:style>
    <style:style style:name="T10" style:family="text">
      <style:text-properties style:text-position="0% 100%" fo:language="ru" fo:country="RU"/>
    </style:style>
    <style:style style:name="T11" style:family="text">
      <style:text-properties style:text-position="0% 100%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7ff38ebb-7fff-cc39-8c5a-b5b3c5e620a1"/>IT-Колледж “Сириус”</text:p>
      <text:p text:style-name="Text_20_body"><text:line-break/></text:p>
      <text:p text:style-name="P1">________________________________________________________________</text:p>
      <text:p text:style-name="P4"><text:span text:style-name="T2"><text:line-break/><text:line-break/>ДОКЛАД</text:span></text:p>
      <text:p text:style-name="Text_20_body"><text:span text:style-name="T3"/></text:p>
      <text:p text:style-name="P4"><text:span text:style-name="T3">на тему “</text:span><text:span text:style-name="T5">Unix-</text:span><text:span text:style-name="T6">системы</text:span><text:span text:style-name="T7">”</text:span></text:p>
      <text:p text:style-name="Text_20_body"><text:line-break/></text:p>
      <text:p text:style-name="P5"><text:span text:style-name="T3">Выполнил:<text:line-break/>Студент группы</text:span></text:p>
      <text:p text:style-name="P5"><text:span text:style-name="T5">1.9.7.1</text:span><text:span text:style-name="T8"><text:line-break/></text:span><text:span text:style-name="T4">Озорнин Матвей Юрьевич</text:span></text:p>
      <text:p text:style-name="Text_20_body"/>
      <text:p text:style-name="P2">Принял:</text:p>
      <text:p text:style-name="P5"><text:span text:style-name="T3">Старший преподаватель<text:line-break/>Тенигин Альберт Андреевич</text:span></text:p>
      <text:p text:style-name="Text_20_body"/>
      <text:p text:style-name="P2">_____________________</text:p>
      <text:p text:style-name="Text_20_body"><text:line-break/><text:line-break/><text:line-break/><text:line-break/><text:line-break/><text:line-break/><text:line-break/><text:line-break/><text:line-break/><text:line-break/><text:span text:style-name="T3">IT-Колледж “Сириус”<text:line-break/>2022</text:span> </text:p>
      <text:p text:style-name="Text_20_body"/>
      <text:p text:style-name="Text_20_body"/>
      <text:p text:style-name="Text_20_body"/>
      <text:p text:style-name="P8"><text:soft-page-break/>Что же это такое?</text:p>
      <text:p text:style-name="P7">Unix-<text:span text:style-name="T1">системы — это операционные системы, основанные на идеях оригинального проекта </text:span>AT&amp;T Unix, <text:span text:style-name="T1">который был разработан в 1970</text:span><text:span text:style-name="T10">-х годах Кеннет Лейном Томпсоном, Деннисом Ритчи и другими. Оригинальный </text:span><text:span text:style-name="T9">Unix gave birth </text:span><text:span text:style-name="T10">многим операционным системам.</text:span></text:p>
      <text:p text:style-name="P6"><text:span text:style-name="T10">История</text:span></text:p>
      <text:p text:style-name="P9"><text:span text:style-name="T9">До 1964 года компьютеры работали однозадачно, то есть выполняли команду за командой, пока они не заканчивались, а чтобы начать выполнение другой, нужно было остановить первую. И вот в 1964 году была разработана операционная система под названием </text:span><text:span text:style-name="T11">Multics. </text:span><text:span text:style-name="T9">Она стала основой для </text:span><text:span text:style-name="T11">Unix.</text:span></text:p>
      <text:p text:style-name="P9"><text:span text:style-name="T9">Здась история создания </text:span><text:span text:style-name="T11">unix</text:span></text:p>
      <text:p text:style-name="P9"><text:span text:style-name="T11">Unix </text:span><text:span text:style-name="T9">решал проблему однопользовательности систем, хотя в то время компьютеры по мощностям подходили для работы нескольких человек на них, системы до </text:span><text:span text:style-name="T11">Unix </text:span><text:span text:style-name="T9">не могли это предложить. Людям приходилось вставать в очередь на университетский компьютер. <text:s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9T23:37:04.202000000</meta:creation-date>
    <dc:date>2022-09-30T00:09:14.209000000</dc:date>
    <meta:editing-duration>PT32M11S</meta:editing-duration>
    <meta:editing-cycles>1</meta:editing-cycles>
    <meta:document-statistic meta:table-count="0" meta:image-count="0" meta:object-count="0" meta:page-count="2" meta:paragraph-count="18" meta:word-count="140" meta:character-count="1100" meta:non-whitespace-character-count="958"/>
    <meta:generator>LibreOffice/7.4.1.2$Windows_X86_64 LibreOffice_project/3c58a8f3a960df8bc8fd77b461821e42c061c5f0</meta:generator>
  </office:meta>
</office:document-meta>
</file>